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0.1764in"/>
      <style:text-properties fo:color="#000000" style:font-name="Sawasdee" fo:font-size="10pt" fo:font-style="normal" fo:font-weight="bold" officeooo:rsid="003f7278" officeooo:paragraph-rsid="0042e688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line-height="0.1764in"/>
      <style:text-properties fo:color="#000000" style:font-name="Sawasdee" fo:font-size="10pt" fo:font-weight="bold" officeooo:rsid="003da751" officeooo:paragraph-rsid="003f7278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line-height="0.1764in"/>
      <style:text-properties fo:color="#000000" style:font-name="Sawasdee" fo:font-size="10pt" fo:font-weight="bold" officeooo:rsid="003da751" officeooo:paragraph-rsid="0093c3e3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line-height="0.1764in"/>
      <style:text-properties fo:color="#000000" style:font-name="Sawasdee" fo:font-size="10pt" fo:font-weight="bold" officeooo:rsid="003da751" officeooo:paragraph-rsid="00721781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line-height="0.1764in"/>
      <style:text-properties fo:color="#000000" style:font-name="Sawasdee" fo:font-size="10pt" fo:font-weight="bold" officeooo:rsid="003da751" officeooo:paragraph-rsid="009960ec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line-height="0.1764in"/>
      <style:text-properties fo:color="#000000" style:font-name="Sawasdee" fo:font-size="10pt" fo:font-weight="bold" officeooo:rsid="007053cc" officeooo:paragraph-rsid="007053cc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0.1764in"/>
      <style:text-properties fo:color="#000000" style:font-name="Sawasdee" fo:font-size="10pt" fo:font-weight="bold" officeooo:rsid="006dcc15" officeooo:paragraph-rsid="009960ec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0.1764in"/>
      <style:text-properties fo:color="#000000" style:font-name="Sawasdee" fo:font-size="10pt" fo:font-weight="bold" officeooo:rsid="006041ef" officeooo:paragraph-rsid="007053cc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line-height="0.1764in"/>
      <style:text-properties fo:color="#000000" style:font-name="Sawasdee" fo:font-size="10pt" fo:font-weight="bold" officeooo:rsid="0064446c" officeooo:paragraph-rsid="007053cc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line-height="0.1764in"/>
      <style:text-properties fo:color="#000000" style:font-name="Sawasdee" fo:font-size="10pt" fo:font-style="italic" fo:font-weight="normal" officeooo:rsid="003f7278" officeooo:paragraph-rsid="009960ec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paragraph-properties fo:line-height="0.1764in" fo:text-align="start" style:justify-single-word="false"/>
      <style:text-properties style:font-name="Sawasdee" fo:font-size="10pt" fo:font-weight="bold" officeooo:rsid="002d400c" officeooo:paragraph-rsid="0033dae3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0.1764in" fo:text-align="end" style:justify-single-word="false"/>
      <style:text-properties style:font-name="Sawasdee" fo:font-size="10pt" fo:font-weight="normal" officeooo:rsid="002d400c" officeooo:paragraph-rsid="0033dae3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0.1764in"/>
      <style:text-properties style:font-name="Sawasdee" fo:font-size="10pt" officeooo:rsid="002d400c" officeooo:paragraph-rsid="0033dae3" style:font-size-asian="10pt" style:font-size-complex="10pt"/>
    </style:style>
    <style:style style:name="P14" style:family="paragraph" style:parent-style-name="Text_20_body">
      <style:paragraph-properties fo:line-height="0.1764in"/>
      <style:text-properties style:font-name="Sawasdee" fo:font-size="9pt" fo:font-weight="normal" officeooo:rsid="003da751" officeooo:paragraph-rsid="003f7278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0.1764in" fo:text-align="start" style:justify-single-word="false"/>
      <style:text-properties fo:font-size="12pt" officeooo:paragraph-rsid="003248f5" style:font-size-asian="12pt" style:font-size-complex="12pt"/>
    </style:style>
    <style:style style:name="P16" style:family="paragraph" style:parent-style-name="Heading">
      <style:paragraph-properties fo:margin-top="0in" fo:margin-bottom="0in" loext:contextual-spacing="false" fo:line-height="0.5291in"/>
      <style:text-properties fo:color="#009999" fo:font-size="40pt" style:font-size-asian="40pt" style:font-size-complex="40pt"/>
    </style:style>
    <style:style style:name="P17" style:family="paragraph" style:parent-style-name="Text_20_body">
      <style:paragraph-properties fo:line-height="0.1764in" fo:break-before="column"/>
      <style:text-properties fo:color="#000000" style:font-name="Sawasdee" fo:font-size="10pt" fo:font-weight="bold" officeooo:rsid="0093f547" officeooo:paragraph-rsid="0093f547" style:font-size-asian="10pt" style:font-weight-asian="bold" style:font-size-complex="10pt" style:font-weight-complex="bold"/>
    </style:style>
    <style:style style:name="P18" style:family="paragraph" style:parent-style-name="Text_20_body" style:list-style-name="L2">
      <style:paragraph-properties fo:line-height="0.1764in" fo:text-align="start" style:justify-single-word="false"/>
      <style:text-properties fo:font-size="9pt" officeooo:paragraph-rsid="0042e688" style:font-size-asian="9pt" style:font-size-complex="9pt"/>
    </style:style>
    <style:style style:name="P19" style:family="paragraph" style:parent-style-name="Text_20_body" style:list-style-name="L2">
      <style:paragraph-properties fo:line-height="0.1764in" fo:text-align="start" style:justify-single-word="false"/>
      <style:text-properties fo:font-size="9pt" officeooo:rsid="007cc851" officeooo:paragraph-rsid="007cc851" style:font-size-asian="9pt" style:font-size-complex="9pt"/>
    </style:style>
    <style:style style:name="P20" style:family="paragraph" style:parent-style-name="Text_20_body" style:list-style-name="L2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7e156d" officeooo:paragraph-rsid="007e156d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Text_20_body" style:list-style-name="L3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3da751" officeooo:paragraph-rsid="0093c3e3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3da751" officeooo:paragraph-rsid="009960ec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3da751" officeooo:paragraph-rsid="00721781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7053cc" officeooo:paragraph-rsid="0079c96d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8a75f9" officeooo:paragraph-rsid="008a75f9" style:font-size-asian="9pt" style:font-style-asian="italic" style:font-weight-asian="normal" style:font-size-complex="9pt" style:font-style-complex="italic" style:font-weight-complex="normal"/>
    </style:style>
    <style:style style:name="P26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64446c" officeooo:paragraph-rsid="007053cc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79c96d" officeooo:paragraph-rsid="0079c96d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79c96d" officeooo:paragraph-rsid="009960ec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93f547" officeooo:paragraph-rsid="0093f547" style:font-size-asian="9pt" style:font-style-asian="italic" style:font-weight-asian="normal" style:font-size-complex="9pt" style:font-style-complex="italic" style:font-weight-complex="normal"/>
    </style:style>
    <style:style style:name="P30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style="italic" fo:font-weight="normal" officeooo:rsid="007cc851" officeooo:paragraph-rsid="009960ec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Text_20_body" style:list-style-name="L4">
      <style:paragraph-properties fo:line-height="0.1764in" fo:text-align="start" style:justify-single-word="false"/>
      <style:text-properties fo:color="#000000" style:font-name="Sawasdee" fo:font-size="9pt" fo:font-weight="normal" officeooo:rsid="006041ef" officeooo:paragraph-rsid="007053cc" style:font-size-asian="9pt" style:font-weight-asian="normal" style:font-size-complex="9pt" style:font-weight-complex="normal"/>
    </style:style>
    <style:style style:name="P32" style:family="paragraph" style:parent-style-name="Text_20_body" style:list-style-name="L4">
      <style:paragraph-properties fo:line-height="0.1764in" fo:text-align="start" style:justify-single-word="false"/>
      <style:text-properties style:font-name="Sawasdee" fo:font-size="9pt" officeooo:rsid="003da751" officeooo:paragraph-rsid="003f7278" style:font-size-asian="9pt" style:font-size-complex="9pt"/>
    </style:style>
    <style:style style:name="P33" style:family="paragraph" style:parent-style-name="Text_20_body" style:list-style-name="L1">
      <style:paragraph-properties fo:line-height="0.1764in" style:shadow="none"/>
      <style:text-properties style:font-name="Sawasdee" fo:font-size="10pt" fo:font-weight="bold" officeooo:rsid="00265474" officeooo:paragraph-rsid="0096c232" style:font-size-asian="10pt" style:font-weight-asian="bold" style:font-size-complex="10pt" style:font-weight-complex="bold"/>
    </style:style>
    <style:style style:name="P34" style:family="paragraph" style:parent-style-name="Text_20_body" style:list-style-name="L1">
      <style:paragraph-properties fo:line-height="0.1764in" style:shadow="none"/>
      <style:text-properties style:font-name="Sawasdee" fo:font-size="10pt" fo:font-weight="bold" officeooo:rsid="00265474" officeooo:paragraph-rsid="009a4ffa" style:font-size-asian="10pt" style:font-weight-asian="bold" style:font-size-complex="10pt" style:font-weight-complex="bold"/>
    </style:style>
    <style:style style:name="P35" style:family="paragraph" style:parent-style-name="Text_20_body" style:list-style-name="L1">
      <style:paragraph-properties fo:line-height="0.1764in" style:shadow="none"/>
      <style:text-properties style:font-name="Sawasdee" fo:font-size="10pt" fo:font-weight="bold" officeooo:rsid="0055631a" officeooo:paragraph-rsid="00986031" style:font-size-asian="10pt" style:font-weight-asian="bold" style:font-size-complex="10pt" style:font-weight-complex="bold"/>
    </style:style>
    <style:style style:name="P36" style:family="paragraph" style:parent-style-name="Text_20_body" style:list-style-name="L1">
      <style:paragraph-properties fo:line-height="0.1764in" style:shadow="none"/>
      <style:text-properties style:font-name="Sawasdee" fo:font-size="10pt" fo:font-weight="bold" officeooo:rsid="0055631a" officeooo:paragraph-rsid="009a4ffa" style:font-size-asian="10pt" style:font-weight-asian="bold" style:font-size-complex="10pt" style:font-weight-complex="bold"/>
    </style:style>
    <style:style style:name="P37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810723" officeooo:paragraph-rsid="00810723" style:font-size-asian="10pt" style:font-weight-asian="normal" style:font-size-complex="10pt" style:font-weight-complex="normal"/>
    </style:style>
    <style:style style:name="P38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810723" officeooo:paragraph-rsid="009a4ffa" style:font-size-asian="10pt" style:font-weight-asian="normal" style:font-size-complex="10pt" style:font-weight-complex="normal"/>
    </style:style>
    <style:style style:name="P39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92f5d7" officeooo:paragraph-rsid="0092f5d7" style:font-size-asian="10pt" style:font-weight-asian="normal" style:font-size-complex="10pt" style:font-weight-complex="normal"/>
    </style:style>
    <style:style style:name="P40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92f5d7" officeooo:paragraph-rsid="009a4ffa" style:font-size-asian="10pt" style:font-weight-asian="normal" style:font-size-complex="10pt" style:font-weight-complex="normal"/>
    </style:style>
    <style:style style:name="P41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85f9da" officeooo:paragraph-rsid="0085f9da" style:font-size-asian="10pt" style:font-weight-asian="normal" style:font-size-complex="10pt" style:font-weight-complex="normal"/>
    </style:style>
    <style:style style:name="P42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85f9da" officeooo:paragraph-rsid="009a4ffa" style:font-size-asian="10pt" style:font-weight-asian="normal" style:font-size-complex="10pt" style:font-weight-complex="normal"/>
    </style:style>
    <style:style style:name="P43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7ed632" officeooo:paragraph-rsid="007ed632" style:font-size-asian="10pt" style:font-weight-asian="normal" style:font-size-complex="10pt" style:font-weight-complex="normal"/>
    </style:style>
    <style:style style:name="P44" style:family="paragraph" style:parent-style-name="Text_20_body" style:list-style-name="L5">
      <style:paragraph-properties fo:line-height="0.1764in" fo:text-align="start" style:justify-single-word="false" style:shadow="none"/>
      <style:text-properties style:font-name="Sawasdee" fo:font-size="10pt" fo:font-weight="normal" officeooo:rsid="007ed632" officeooo:paragraph-rsid="009a4ffa" style:font-size-asian="10pt" style:font-weight-asian="normal" style:font-size-complex="10pt" style:font-weight-complex="normal"/>
    </style:style>
    <style:style style:name="P45" style:family="paragraph" style:parent-style-name="Text_20_body" style:list-style-name="L1">
      <style:paragraph-properties fo:margin-top="0in" fo:margin-bottom="0in" loext:contextual-spacing="false" fo:line-height="0.1764in" fo:text-align="start" style:justify-single-word="false" style:shadow="none"/>
      <style:text-properties fo:color="#000000" style:font-name="Sawasdee" fo:font-size="10pt" officeooo:rsid="00265474" officeooo:paragraph-rsid="009a4ffa" style:font-size-asian="10pt" style:font-size-complex="10pt"/>
    </style:style>
    <style:style style:name="P46" style:family="paragraph" style:parent-style-name="Text_20_body" style:list-style-name="L5">
      <style:paragraph-properties fo:margin-top="0in" fo:margin-bottom="0in" loext:contextual-spacing="false" fo:line-height="0.1764in" fo:text-align="start" style:justify-single-word="false" style:shadow="none"/>
      <style:text-properties fo:color="#000000" style:font-name="Sawasdee" fo:font-size="10pt" fo:font-weight="normal" officeooo:rsid="00810723" officeooo:paragraph-rsid="009a4ffa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margin-left="0in" fo:margin-right="0in" fo:line-height="0.1764in" fo:text-align="start" style:justify-single-word="false" fo:text-indent="0in" style:auto-text-indent="false" style:shadow="none"/>
      <style:text-properties style:font-name="Sawasdee" fo:font-weight="bold" officeooo:rsid="00355869" officeooo:paragraph-rsid="00355869" style:font-weight-asian="bold" style:font-weight-complex="bold"/>
    </style:style>
    <style:style style:name="P48" style:family="paragraph" style:parent-style-name="Text_20_body">
      <style:paragraph-properties fo:margin-left="0in" fo:margin-right="0in" fo:line-height="0.1764in" fo:text-align="start" style:justify-single-word="false" fo:text-indent="0in" style:auto-text-indent="false" style:shadow="none"/>
      <style:text-properties style:font-name="Sawasdee" fo:font-weight="bold" officeooo:rsid="00355869" officeooo:paragraph-rsid="009a4ffa" style:font-weight-asian="bold" style:font-weight-complex="bold"/>
    </style:style>
    <style:style style:name="P49" style:family="paragraph" style:parent-style-name="Text_20_body">
      <style:paragraph-properties fo:margin-left="0in" fo:margin-right="0in" fo:line-height="0.1764in" fo:text-align="start" style:justify-single-word="false" fo:text-indent="0in" style:auto-text-indent="false" style:shadow="none"/>
      <style:text-properties style:font-name="Sawasdee" fo:font-size="11pt" fo:font-style="italic" fo:font-weight="normal" officeooo:rsid="00355869" officeooo:paragraph-rsid="00355869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Text_20_body">
      <style:paragraph-properties fo:margin-left="0in" fo:margin-right="0in" fo:line-height="0.1764in" fo:text-align="start" style:justify-single-word="false" fo:text-indent="0in" style:auto-text-indent="false" style:shadow="none"/>
      <style:text-properties style:font-name="Sawasdee" fo:font-size="11pt" fo:font-style="italic" fo:font-weight="normal" officeooo:rsid="00355869" officeooo:paragraph-rsid="009a4ffa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Text_20_body">
      <style:paragraph-properties fo:margin-left="0in" fo:margin-right="0in" fo:line-height="0.1764in" fo:text-align="end" style:justify-single-word="false" fo:text-indent="0in" style:auto-text-indent="false" style:shadow="none"/>
      <style:text-properties style:font-name="Sawasdee" fo:font-size="11pt" fo:font-style="normal" fo:font-weight="normal" officeooo:rsid="00355869" officeooo:paragraph-rsid="00355869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margin-left="0in" fo:margin-right="0in" fo:line-height="0.1764in" fo:text-align="end" style:justify-single-word="false" fo:text-indent="0in" style:auto-text-indent="false" style:shadow="none"/>
      <style:text-properties style:font-name="Sawasdee" fo:font-size="11pt" fo:font-style="normal" fo:font-weight="normal" officeooo:rsid="00355869" officeooo:paragraph-rsid="009a4ffa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margin-left="0in" fo:margin-right="0in" fo:line-height="0.1764in" fo:text-align="end" style:justify-single-word="false" fo:text-indent="0in" style:auto-text-indent="false" style:shadow="none"/>
      <style:text-properties style:font-name="Sawasdee" fo:font-size="11pt" fo:font-style="normal" fo:font-weight="normal" officeooo:rsid="00355869" officeooo:paragraph-rsid="00355869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margin-left="0in" fo:margin-right="0in" fo:line-height="0.1764in" fo:text-align="end" style:justify-single-word="false" fo:text-indent="0in" style:auto-text-indent="false" style:shadow="none"/>
      <style:text-properties style:font-name="Sawasdee" fo:font-size="11pt" fo:font-style="normal" fo:font-weight="normal" officeooo:rsid="00355869" officeooo:paragraph-rsid="009a4ffa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margin-left="0in" fo:margin-right="0in" fo:line-height="0.1764in" fo:text-align="start" style:justify-single-word="false" fo:text-indent="0in" style:auto-text-indent="false" style:shadow="none"/>
      <style:text-properties style:font-name="Sawasdee" fo:font-size="10pt" fo:font-weight="normal" officeooo:rsid="00355869" officeooo:paragraph-rsid="00355869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margin-left="0in" fo:margin-right="0in" fo:line-height="0.1764in" fo:text-align="start" style:justify-single-word="false" fo:text-indent="0in" style:auto-text-indent="false" style:shadow="none"/>
      <style:text-properties style:font-name="Sawasdee" fo:font-size="10pt" fo:font-weight="normal" officeooo:rsid="00355869" officeooo:paragraph-rsid="009a4ffa" style:font-size-asian="10pt" style:font-weight-asian="normal" style:font-size-complex="10pt" style:font-weight-complex="normal"/>
    </style:style>
    <style:style style:name="P57" style:family="paragraph" style:parent-style-name="Heading_20_3">
      <style:paragraph-properties fo:margin-top="0in" fo:margin-bottom="0in" loext:contextual-spacing="false" fo:line-height="0.3173in" fo:text-align="start" style:justify-single-word="false"/>
      <style:text-properties fo:color="#009999" style:font-name="Sawasdee" fo:font-weight="bold" officeooo:rsid="00265474" style:font-weight-asian="bold" style:font-weight-complex="bold"/>
    </style:style>
    <style:style style:name="P58" style:family="paragraph" style:parent-style-name="Heading_20_3">
      <style:paragraph-properties fo:margin-top="0in" fo:margin-bottom="0in" loext:contextual-spacing="false" fo:line-height="0.3173in" fo:text-align="start" style:justify-single-word="false"/>
      <style:text-properties fo:color="#009999" style:font-name="Sawasdee" fo:font-weight="bold" officeooo:paragraph-rsid="009a4ffa" style:font-weight-asian="bold" style:font-weight-complex="bold"/>
    </style:style>
    <style:style style:name="P59" style:family="paragraph" style:parent-style-name="Heading_20_3">
      <style:paragraph-properties fo:margin-top="0in" fo:margin-bottom="0in" loext:contextual-spacing="false" fo:line-height="0.3173in" fo:text-align="start" style:justify-single-word="false"/>
      <style:text-properties fo:color="#009999" style:font-name="Sawasdee" fo:font-weight="bold" officeooo:rsid="003da751" officeooo:paragraph-rsid="005026b0" style:font-weight-asian="bold" style:font-weight-complex="bold"/>
    </style:style>
    <style:style style:name="P60" style:family="paragraph" style:parent-style-name="Heading_20_3">
      <style:paragraph-properties fo:margin-top="0in" fo:margin-bottom="0in" loext:contextual-spacing="false" fo:line-height="0.3173in" fo:text-align="start" style:justify-single-word="false"/>
      <style:text-properties fo:color="#009999" style:font-name="Sawasdee" officeooo:rsid="00265474" officeooo:paragraph-rsid="009a4ff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c6b1" style:font-weight-asian="normal" style:font-weight-complex="normal"/>
    </style:style>
    <style:style style:name="T3" style:family="text">
      <style:text-properties fo:font-weight="normal" officeooo:rsid="00270677" style:font-weight-asian="normal" style:font-weight-complex="normal"/>
    </style:style>
    <style:style style:name="T4" style:family="text">
      <style:text-properties fo:font-weight="normal" officeooo:rsid="002d400c" style:font-weight-asian="normal" style:font-weight-complex="normal"/>
    </style:style>
    <style:style style:name="T5" style:family="text">
      <style:text-properties fo:font-weight="normal" officeooo:rsid="002dce34" style:font-weight-asian="normal" style:font-weight-complex="normal"/>
    </style:style>
    <style:style style:name="T6" style:family="text">
      <style:text-properties fo:font-weight="normal" officeooo:rsid="003668b6" style:font-weight-asian="normal" style:font-weight-complex="normal"/>
    </style:style>
    <style:style style:name="T7" style:family="text">
      <style:text-properties fo:font-weight="normal" officeooo:rsid="0050d1d4" style:font-weight-asian="normal" style:font-weight-complex="normal"/>
    </style:style>
    <style:style style:name="T8" style:family="text">
      <style:text-properties fo:font-weight="normal" officeooo:rsid="0052c9b9" style:font-weight-asian="normal" style:font-weight-complex="normal"/>
    </style:style>
    <style:style style:name="T9" style:family="text">
      <style:text-properties fo:font-weight="normal" officeooo:rsid="0053cd91" style:font-weight-asian="normal" style:font-weight-complex="normal"/>
    </style:style>
    <style:style style:name="T10" style:family="text">
      <style:text-properties fo:font-weight="normal" officeooo:rsid="0056635a" style:font-weight-asian="normal" style:font-weight-complex="normal"/>
    </style:style>
    <style:style style:name="T11" style:family="text">
      <style:text-properties fo:font-weight="normal" officeooo:rsid="00569b81" style:font-weight-asian="normal" style:font-weight-complex="normal"/>
    </style:style>
    <style:style style:name="T12" style:family="text">
      <style:text-properties fo:font-weight="normal" officeooo:rsid="0057249e" style:font-weight-asian="normal" style:font-weight-complex="normal"/>
    </style:style>
    <style:style style:name="T13" style:family="text">
      <style:text-properties fo:font-weight="normal" officeooo:rsid="00583e08" style:font-weight-asian="normal" style:font-weight-complex="normal"/>
    </style:style>
    <style:style style:name="T14" style:family="text">
      <style:text-properties fo:font-weight="normal" officeooo:rsid="005bce02" style:font-weight-asian="normal" style:font-weight-complex="normal"/>
    </style:style>
    <style:style style:name="T15" style:family="text">
      <style:text-properties fo:font-weight="normal" officeooo:rsid="00746275" style:font-weight-asian="normal" style:font-weight-complex="normal"/>
    </style:style>
    <style:style style:name="T16" style:family="text">
      <style:text-properties fo:font-weight="normal" officeooo:rsid="0096c232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f44a6" style:font-weight-asian="bold" style:font-weight-complex="bold"/>
    </style:style>
    <style:style style:name="T19" style:family="text">
      <style:text-properties fo:font-weight="bold" officeooo:rsid="0079c96d" style:font-weight-asian="bold" style:font-weight-complex="bold"/>
    </style:style>
    <style:style style:name="T20" style:family="text">
      <style:text-properties fo:color="#000000" style:font-name="Sawasdee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style:font-name="Sawasdee" fo:font-style="italic" fo:font-weight="normal" officeooo:rsid="003f7278" style:font-style-asian="italic" style:font-weight-asian="normal" style:font-style-complex="italic" style:font-weight-complex="normal"/>
    </style:style>
    <style:style style:name="T22" style:family="text">
      <style:text-properties fo:color="#000000" style:font-name="Sawasdee" fo:font-style="italic" fo:font-weight="normal" officeooo:rsid="003f7955" style:font-style-asian="italic" style:font-weight-asian="normal" style:font-style-complex="italic" style:font-weight-complex="normal"/>
    </style:style>
    <style:style style:name="T23" style:family="text">
      <style:text-properties fo:color="#000000" style:font-name="Sawasdee" fo:font-style="italic" fo:font-weight="normal" officeooo:rsid="0072071a" style:font-style-asian="italic" style:font-weight-asian="normal" style:font-style-complex="italic" style:font-weight-complex="normal"/>
    </style:style>
    <style:style style:name="T24" style:family="text">
      <style:text-properties fo:color="#000000" style:font-name="Sawasdee" fo:font-style="italic" fo:font-weight="normal" officeooo:rsid="0087b6d9" style:font-style-asian="italic" style:font-weight-asian="normal" style:font-style-complex="italic" style:font-weight-complex="normal"/>
    </style:style>
    <style:style style:name="T25" style:family="text">
      <style:text-properties fo:color="#000000" style:font-name="Sawasdee" fo:font-size="10pt" fo:font-weight="normal" officeooo:rsid="0059a617" style:font-size-asian="10pt" style:font-weight-asian="normal" style:font-size-complex="10pt" style:font-weight-complex="normal"/>
    </style:style>
    <style:style style:name="T26" style:family="text">
      <style:text-properties fo:color="#000000" style:font-name="Sawasdee" fo:font-size="10pt" fo:font-weight="bold" officeooo:rsid="002dce34" style:font-size-asian="10pt" style:font-weight-asian="bold" style:font-size-complex="10pt" style:font-weight-complex="bold"/>
    </style:style>
    <style:style style:name="T27" style:family="text">
      <style:text-properties fo:color="#000000" style:font-name="Sawasdee" fo:font-size="10pt" fo:font-weight="bold" officeooo:rsid="00265474" style:font-size-asian="10pt" style:font-weight-asian="bold" style:font-size-complex="10pt" style:font-weight-complex="bold"/>
    </style:style>
    <style:style style:name="T2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fo:font-style="italic" fo:font-weight="normal" officeooo:rsid="0090292b" style:font-style-asian="italic" style:font-weight-asian="normal" style:font-style-complex="italic" style:font-weight-complex="normal"/>
    </style:style>
    <style:style style:name="T30" style:family="text">
      <style:text-properties fo:color="#000000" fo:font-weight="normal" officeooo:rsid="00584ced" style:font-weight-asian="normal" style:font-weight-complex="normal"/>
    </style:style>
    <style:style style:name="T31" style:family="text">
      <style:text-properties officeooo:rsid="003668b6"/>
    </style:style>
    <style:style style:name="T32" style:family="text">
      <style:text-properties style:font-name="Sawasdee"/>
    </style:style>
    <style:style style:name="T33" style:family="text">
      <style:text-properties style:font-name="Sawasdee" style:text-underline-style="none" fo:font-weight="normal" officeooo:rsid="0045d992" style:font-weight-asian="normal" style:font-weight-complex="normal"/>
    </style:style>
    <style:style style:name="T34" style:family="text">
      <style:text-properties style:font-name="Sawasdee" style:text-underline-style="none" fo:font-weight="bold" officeooo:rsid="0045d992" style:font-weight-asian="bold" style:font-weight-complex="bold"/>
    </style:style>
    <style:style style:name="T35" style:family="text">
      <style:text-properties style:font-name="Sawasdee" fo:font-style="normal" officeooo:rsid="0047963a" style:font-name-asian="Liberation Serif1" style:font-style-asian="normal" style:font-name-complex="Liberation Serif1" style:font-style-complex="normal"/>
    </style:style>
    <style:style style:name="T36" style:family="text">
      <style:text-properties style:font-name="Sawasdee" fo:font-style="normal" officeooo:rsid="000cac19" style:font-name-asian="Liberation Serif1" style:font-style-asian="normal" style:font-name-complex="Liberation Serif1" style:font-style-complex="normal"/>
    </style:style>
    <style:style style:name="T37" style:family="text">
      <style:text-properties style:font-name="Sawasdee" fo:font-style="normal" officeooo:rsid="003248f5" style:font-name-asian="Liberation Serif1" style:font-style-asian="normal" style:font-name-complex="Liberation Serif1" style:font-style-complex="normal"/>
    </style:style>
    <style:style style:name="T38" style:family="text">
      <style:text-properties style:font-name="Sawasdee" officeooo:rsid="000cac19" style:font-name-asian="Noto Sans CJK SC Regular" style:font-name-complex="Lohit Devanagari"/>
    </style:style>
    <style:style style:name="T39" style:family="text">
      <style:text-properties style:font-name="Sawasdee" officeooo:rsid="0047963a"/>
    </style:style>
    <style:style style:name="T40" style:family="text">
      <style:text-properties style:font-name="Sawasdee" fo:font-size="10pt" fo:font-weight="bold" officeooo:rsid="002dce34" style:font-size-asian="10pt" style:font-weight-asian="bold" style:font-size-complex="10pt" style:font-weight-complex="bold"/>
    </style:style>
    <style:style style:name="T41" style:family="text">
      <style:text-properties style:font-name="Sawasdee" fo:font-size="10pt" fo:font-weight="bold" officeooo:rsid="00265474" style:font-size-asian="10pt" style:font-weight-asian="bold" style:font-size-complex="10pt" style:font-weight-complex="bold"/>
    </style:style>
    <style:style style:name="T42" style:family="text">
      <style:text-properties style:font-name="Sawasdee" fo:font-size="10pt" fo:font-weight="normal" officeooo:rsid="0059a617" style:font-size-asian="10pt" style:font-weight-asian="normal" style:font-size-complex="10pt" style:font-weight-complex="normal"/>
    </style:style>
    <style:style style:name="T43" style:family="text">
      <style:text-properties style:font-name="Sawasdee" fo:font-size="10pt" fo:font-weight="normal" officeooo:rsid="005b11e8" style:font-size-asian="10pt" style:font-weight-asian="normal" style:font-size-complex="10pt" style:font-weight-complex="normal"/>
    </style:style>
    <style:style style:name="T44" style:family="text">
      <style:text-properties style:font-name="Sawasdee" fo:font-size="10pt" fo:font-weight="normal" officeooo:rsid="004650d7" style:font-size-asian="10pt" style:font-weight-asian="normal" style:font-size-complex="10pt" style:font-weight-complex="normal"/>
    </style:style>
    <style:style style:name="T45" style:family="text">
      <style:text-properties style:font-name="Sawasdee" fo:font-size="10pt" fo:font-weight="normal" officeooo:rsid="00584ced" style:font-size-asian="10pt" style:font-weight-asian="normal" style:font-size-complex="10pt" style:font-weight-complex="normal"/>
    </style:style>
    <style:style style:name="T46" style:family="text">
      <style:text-properties style:font-name="Sawasdee" fo:font-size="10pt" fo:font-weight="normal" officeooo:rsid="00478136" style:font-size-asian="10pt" style:font-weight-asian="normal" style:font-size-complex="10pt" style:font-weight-complex="normal"/>
    </style:style>
    <style:style style:name="T47" style:family="text">
      <style:text-properties style:font-name="Sawasdee" fo:font-size="10pt" fo:font-weight="normal" officeooo:rsid="0053cd91" style:font-size-asian="10pt" style:font-weight-asian="normal" style:font-size-complex="10pt" style:font-weight-complex="normal"/>
    </style:style>
    <style:style style:name="T48" style:family="text">
      <style:text-properties style:font-name="Sawasdee" fo:font-size="10pt" fo:font-weight="normal" officeooo:rsid="005ba340" style:font-size-asian="10pt" style:font-weight-asian="normal" style:font-size-complex="10pt" style:font-weight-complex="normal"/>
    </style:style>
    <style:style style:name="T49" style:family="text">
      <style:text-properties style:font-name="Sawasdee" fo:font-size="10pt" fo:font-weight="normal" officeooo:rsid="005da290" style:font-size-asian="10pt" style:font-weight-asian="normal" style:font-size-complex="10pt" style:font-weight-complex="normal"/>
    </style:style>
    <style:style style:name="T50" style:family="text">
      <style:text-properties style:font-name="Sawasdee" fo:font-size="10pt" fo:font-weight="normal" officeooo:rsid="005f2d21" style:font-size-asian="10pt" style:font-weight-asian="normal" style:font-size-complex="10pt" style:font-weight-complex="normal"/>
    </style:style>
    <style:style style:name="T51" style:family="text">
      <style:text-properties style:font-name="Sawasdee" fo:font-size="10pt" fo:font-weight="normal" officeooo:rsid="0026c6b1" style:font-size-asian="10pt" style:font-weight-asian="normal" style:font-size-complex="10pt" style:font-weight-complex="normal"/>
    </style:style>
    <style:style style:name="T52" style:family="text">
      <style:text-properties style:font-name="Sawasdee" fo:font-size="10pt" fo:font-weight="normal" officeooo:rsid="0057249e" style:font-size-asian="10pt" style:font-weight-asian="normal" style:font-size-complex="10pt" style:font-weight-complex="normal"/>
    </style:style>
    <style:style style:name="T53" style:family="text">
      <style:text-properties style:font-name="Sawasdee" fo:font-size="10pt" fo:font-weight="normal" officeooo:rsid="00270677" style:font-size-asian="10pt" style:font-weight-asian="normal" style:font-size-complex="10pt" style:font-weight-complex="normal"/>
    </style:style>
    <style:style style:name="T54" style:family="text">
      <style:text-properties style:font-name="Sawasdee" fo:font-size="10pt" fo:font-weight="normal" officeooo:rsid="002dce34" style:font-size-asian="10pt" style:font-weight-asian="normal" style:font-size-complex="10pt" style:font-weight-complex="normal"/>
    </style:style>
    <style:style style:name="T55" style:family="text">
      <style:text-properties style:font-name="Sawasdee" fo:font-size="10pt" fo:font-weight="normal" officeooo:rsid="0030b405" style:font-size-asian="10pt" style:font-weight-asian="normal" style:font-size-complex="10pt" style:font-weight-complex="normal"/>
    </style:style>
    <style:style style:name="T56" style:family="text">
      <style:text-properties style:font-name="Sawasdee" fo:font-size="10pt" fo:font-weight="normal" officeooo:rsid="00810723" style:font-size-asian="10pt" style:font-weight-asian="normal" style:font-size-complex="10pt" style:font-weight-complex="normal"/>
    </style:style>
    <style:style style:name="T57" style:family="text">
      <style:text-properties style:font-name="Sawasdee" fo:font-size="10pt" fo:font-weight="normal" officeooo:rsid="009a4ffa" style:font-size-asian="10pt" style:font-weight-asian="normal" style:font-size-complex="10pt" style:font-weight-complex="normal"/>
    </style:style>
    <style:style style:name="T58" style:family="text">
      <style:text-properties officeooo:rsid="002d400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74c6a4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6d060a" style:font-style-asian="italic" style:font-weight-asian="normal" style:font-style-complex="italic" style:font-weight-complex="normal"/>
    </style:style>
    <style:style style:name="T63" style:family="text">
      <style:text-properties officeooo:rsid="006dcc15"/>
    </style:style>
    <style:style style:name="T64" style:family="text">
      <style:text-properties officeooo:rsid="0072071a"/>
    </style:style>
    <style:style style:name="T65" style:family="text">
      <style:text-properties officeooo:rsid="0079c96d"/>
    </style:style>
    <style:style style:name="T66" style:family="text">
      <style:text-properties officeooo:rsid="00842ee4"/>
    </style:style>
    <style:style style:name="T67" style:family="text">
      <style:text-properties officeooo:rsid="00888b5d"/>
    </style:style>
    <style:style style:name="T68" style:family="text">
      <style:text-properties officeooo:rsid="008b026e"/>
    </style:style>
    <style:style style:name="T69" style:family="text">
      <style:text-properties officeooo:rsid="008baf5c"/>
    </style:style>
    <style:style style:name="T70" style:family="text">
      <style:text-properties officeooo:rsid="0093c3e3"/>
    </style:style>
    <style:style style:name="T71" style:family="text">
      <style:text-properties officeooo:rsid="0093f547"/>
    </style:style>
    <style:style style:name="T72" style:family="text">
      <style:text-properties officeooo:rsid="007b7ffb"/>
    </style:style>
    <style:style style:name="T73" style:family="text">
      <style:text-properties officeooo:rsid="009a4ffa"/>
    </style:style>
    <style:style style:name="T74" style:family="text">
      <style:text-properties fo:color="#009999" style:font-name="Sawasdee" fo:font-size="10pt" fo:font-weight="normal" officeooo:rsid="00810723" style:font-size-asian="10pt" style:font-weight-asian="normal" style:font-size-complex="10pt" style:font-weight-complex="normal"/>
    </style:style>
    <style:style style:name="T75" style:family="text">
      <style:text-properties fo:color="#009999" style:font-name="Sawasdee" fo:font-size="10pt" fo:font-weight="normal" officeooo:rsid="009a4ffa" style:font-size-asian="10pt" style:font-weight-asian="normal" style:font-size-complex="10pt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in" fo:text-indent="-0.15in" fo:margin-left="0.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3">Brandon</text:span><text:span text:style-name="T34"> Clark</text:span></text:p>
      <text:p text:style-name="P15"><text:span text:style-name="T32">(336) 290-3328 </text:span><text:span text:style-name="T35">|</text:span><text:span text:style-name="T32"> r.brandon.c@gmail.com </text:span><text:span text:style-name="T35">|</text:span><text:span text:style-name="T38"> </text:span><text:span text:style-name="T32">www.rbrandonc.com </text:span><text:span text:style-name="T39">|</text:span><text:span text:style-name="T36"> </text:span><text:span text:style-name="T37">www.github.com/rbrandonc</text:span></text:p>
      <text:h text:style-name="P57" text:outline-level="3">Education</text:h>
      <text:section text:style-name="Sect1" text:name="Section4">
        <text:p text:style-name="P11">University of North Carolina at Chapel Hill</text:p>
        <text:p text:style-name="P12">Expected May 2018</text:p>
      </text:section>
      <text:p text:style-name="P13"><text:span text:style-name="T61">B.</text:span><text:span text:style-name="T62">A</text:span><text:span text:style-name="T61">. Computer Science</text:span></text:p>
      <text:section text:style-name="Sect2" text:name="Section1">
        <text:h text:style-name="P60" text:outline-level="3"><text:span text:style-name="T17">Professional Experience</text:span></text:h>
        <text:section text:style-name="Sect1" text:name="Section3">
          <text:p text:style-name="P48">Quantworks</text:p>
          <text:p text:style-name="P50">Full Stack Intern</text:p>
          <text:p text:style-name="P52">Summer 2017</text:p>
          <text:p text:style-name="P54"/>
        </text:section>
        <text:p text:style-name="P56">Worked <text:span text:style-name="T63">on a team</text:span> <text:span text:style-name="T31">developing the cross-platform Ionic framework (angular2) based mobile application, “GymNOW”.</text:span></text:p>
        <text:list xml:id="list5227564462113605667" text:style-name="L5">
          <text:list-item>
            <text:p text:style-name="P38">Responsible for <text:span text:style-name="T66">designing, building, and </text:span>debugging Android and iOS <text:span text:style-name="T66">apps </text:span>and a web based management dashboard</text:p>
          </text:list-item>
          <text:list-item>
            <text:p text:style-name="P40">Converted mongoose based backend to a Java/Jersey/PostgreSQL to better suit application</text:p>
          </text:list-item>
          <text:list-item>
            <text:p text:style-name="P38">Developed a RESTful backend API, created database schema, unit tests, and build <text:span text:style-name="T70">pipeline</text:span></text:p>
          </text:list-item>
          <text:list-item>
            <text:p text:style-name="P42">Wrote systems for managing user credentials, permissions, payment information, and business information</text:p>
          </text:list-item>
          <text:list-item>
            <text:p text:style-name="P44">Utilized agile development techniques to adapt to client requirements</text:p>
          </text:list-item>
          <text:list-item>
            <text:p text:style-name="P46"><text:span text:style-name="T56">Used source control to facilitate team collaboratio</text:span><text:span text:style-name="T57">n</text:span></text:p>
          </text:list-item>
        </text:list>
        <text:h text:style-name="P59" text:outline-level="3">Projects</text:h>
      </text:section>
      <text:section text:style-name="Sect3" text:name="Section9">
        <text:p text:style-name="P1">GymNOW <text:span text:style-name="T70">(Play Store/App Store published)</text:span></text:p>
        <text:list xml:id="list8400209806450637754" text:style-name="L2">
          <text:list-item>
            <text:p text:style-name="P18"><text:span text:style-name="T21">An </text:span><text:span text:style-name="T23">I</text:span><text:span text:style-name="T21">onic </text:span><text:span text:style-name="T24">(angular2)</text:span><text:span text:style-name="T21"> iOS/Android app for </text:span><text:span text:style-name="T22">selling </text:span><text:span text:style-name="T21">single use </text:span><text:span text:style-name="T22">passes and </text:span><text:span text:style-name="T21">managing gym classes</text:span></text:p>
          </text:list-item>
          <text:list-item>
            <text:p text:style-name="P19"><text:span text:style-name="T21">I</text:span><text:span text:style-name="T20">ncludes web dashboard for gym owners to manage multiple facilities, payment information, and check in customers</text:span></text:p>
          </text:list-item>
          <text:list-item>
            <text:p text:style-name="P20">Users can find gyms by price, classes offered, amenities, view photos of each location, and purchase passes for classes and gym access</text:p>
          </text:list-item>
        </text:list>
        <text:p text:style-name="P3">Calcuweightor <text:span text:style-name="T71">(Play Store published)</text:span></text:p>
        <text:list xml:id="list5759931055399837520" text:style-name="L3">
          <text:list-item>
            <text:p text:style-name="P21">Ionic <text:span text:style-name="T65">cross-platform </text:span>app for calculating weights in the gym</text:p>
          </text:list-item>
        </text:list>
        <text:p text:style-name="P6">Malware Map</text:p>
        <text:list xml:id="list3039482283979438955" text:style-name="L4">
          <text:list-item>
            <text:p text:style-name="P24">An interactive map <text:span text:style-name="T67">displaying geocoded malware IPs</text:span></text:p>
          </text:list-item>
          <text:list-item>
            <text:p text:style-name="P24"><text:span text:style-name="T65">I</text:span>ncludes a full CI build pipeline and integration/<text:span text:style-name="T64">unit</text:span> testing<text:span text:style-name="T64"> with Travis and Heroku integration</text:span></text:p>
          </text:list-item>
          <text:list-item>
            <text:p text:style-name="P25">Includes a small node/express service layer for managing the malware data</text:p>
          </text:list-item>
        </text:list>
        <text:p text:style-name="P9">Stop The Outbreak</text:p>
        <text:list xml:id="list180418360984894" text:continue-numbering="true" text:style-name="L4">
          <text:list-item>
            <text:p text:style-name="P26">An interactive gaming experience developed for an exhibit at the Moorehead Planetarium</text:p>
          </text:list-item>
          <text:list-item>
            <text:p text:style-name="P27">Created custom <text:span text:style-name="T69">node/websocket </text:span>framework for <text:span text:style-name="T69">synchronous gaming across 3 displays</text:span></text:p>
          </text:list-item>
        </text:list>
        <text:p text:style-name="P14"/>
        <text:p text:style-name="P17">Personal Website</text:p>
        <text:list xml:id="list180418382935033" text:continue-numbering="true" text:style-name="L4">
          <text:list-item>
            <text:p text:style-name="P29">An Angular2 based single page site to tell a little bit about myself and display all the projects I’ve worked on</text:p>
          </text:list-item>
        </text:list>
        <text:p text:style-name="P5">Electric Longboard Nunchuck <text:span text:style-name="T71">Throttle Controller</text:span></text:p>
        <text:list xml:id="list180417990337151" text:continue-numbering="true" text:style-name="L4">
          <text:list-item>
            <text:p text:style-name="P22">A wii nunchuck fitted with an arduino and 433Mhz radio for control of electric longboards</text:p>
          </text:list-item>
        </text:list>
        <text:p text:style-name="P7">Superpool Based Memory Allocator</text:p>
        <text:list xml:id="list180418506274955" text:continue-numbering="true" text:style-name="L4">
          <text:list-item>
            <text:p text:style-name="P28">Created as a replacement for malloc</text:p>
          </text:list-item>
          <text:list-item>
            <text:p text:style-name="P30">Based on Hoard’s <text:span text:style-name="T68">SLAB</text:span> allocation</text:p>
          </text:list-item>
        </text:list>
        <text:p text:style-name="P5">Bash <text:span text:style-name="T63">Shell </text:span>replacement</text:p>
        <text:list xml:id="list180418570872169" text:continue-numbering="true" text:style-name="L4">
          <text:list-item>
            <text:p text:style-name="P28">A project to recreate many Bash functionalities (basic commands, piping, IO redirection, job management)</text:p>
          </text:list-item>
        </text:list>
        <text:p text:style-name="P10"><text:span text:style-name="T19">T</text:span><text:span text:style-name="T18">ree-based </text:span><text:span text:style-name="T17">DNS</text:span> <text:span text:style-name="T17">Server</text:span></text:p>
        <text:list xml:id="list180417125433752" text:continue-numbering="true" text:style-name="L4">
          <text:list-item>
            <text:p text:style-name="P28">A set of multi-threaded DNS servers that compare efficiency across varying locking coarseness on a tree <text:span text:style-name="T72">of domains</text:span></text:p>
          </text:list-item>
        </text:list>
        <text:p text:style-name="P4">Macrotrack</text:p>
        <text:list xml:id="list180416935771564" text:continue-numbering="true" text:style-name="L4">
          <text:list-item>
            <text:p text:style-name="P23">React native app for nutrient tracking</text:p>
          </text:list-item>
        </text:list>
        <text:p text:style-name="P8">Medieval</text:p>
        <text:list xml:id="list180417577341979" text:continue-numbering="true" text:style-name="L4">
          <text:list-item>
            <text:p text:style-name="P31"><text:span text:style-name="T59">A Node/Express/Websocket </text:span><text:span text:style-name="T60">multiplayer browser game</text:span></text:p>
          </text:list-item>
        </text:list>
        <text:p text:style-name="P2">Minimail</text:p>
        <text:list xml:id="list180417022392760" text:continue-numbering="true" text:style-name="L4">
          <text:list-item>
            <text:p text:style-name="P32"><text:span text:style-name="T28">A material design gmail client </text:span><text:span text:style-name="T29">written</text:span><text:span text:style-name="T28"> in electron</text:span></text:p>
          </text:list-item>
        </text:list>
      </text:section>
      <text:h text:style-name="P58" text:outline-level="3">Skills</text:h>
      <text:list xml:id="list5933560412853303079" text:style-name="L1">
        <text:list-item>
          <text:p text:style-name="P34">Languages: <text:span text:style-name="T2">Java, </text:span><text:span text:style-name="T7">JS</text:span><text:span text:style-name="T5">/</text:span><text:span text:style-name="T6">TS </text:span><text:span text:style-name="T8">(ES6)</text:span><text:span text:style-name="T2">, PHP, </text:span><text:span text:style-name="T4">SQL, </text:span><text:span text:style-name="T16">M</text:span><text:span text:style-name="T12">ongoDB,</text:span><text:span text:style-name="T4"> </text:span><text:span text:style-name="T3">HTML</text:span><text:span text:style-name="T7">5</text:span><text:span text:style-name="T4">, </text:span><text:span text:style-name="T11">CSS3/</text:span><text:span text:style-name="T14">SASS</text:span><text:span text:style-name="T11">,</text:span><text:span text:style-name="T4"> </text:span><text:span text:style-name="T2">C/C#/</text:span><text:span text:style-name="T16">C++</text:span><text:span text:style-name="T2">, LABview, </text:span><text:span text:style-name="T4">SAS, </text:span><text:span text:style-name="T3">Arduino, Assembly, </text:span><text:span text:style-name="T9">Shell Script</text:span></text:p>
        </text:list-item>
        <text:list-item>
          <text:p text:style-name="P36"><text:span text:style-name="T58">F</text:span>rameworks:<text:span text:style-name="T1"> </text:span><text:span text:style-name="T11">NodeJS,</text:span><text:span text:style-name="T5"> </text:span><text:span text:style-name="T13">Express, </text:span><text:span text:style-name="T1">Angular, </text:span><text:span text:style-name="T14">Ionic, </text:span><text:span text:style-name="T30">Webpack, </text:span><text:span text:style-name="T16">Jasmine/</text:span><text:span text:style-name="T15">Karma,</text:span><text:span text:style-name="T14"> </text:span><text:span text:style-name="T1">React/</text:span><text:span text:style-name="T14">React Native</text:span><text:span text:style-name="T1">, </text:span><text:span text:style-name="T5">Jquery, </text:span><text:span text:style-name="T10">LibGDX</text:span></text:p>
        </text:list-item>
        <text:list-item>
          <text:p text:style-name="P45"><text:span text:style-name="T26">Other Tools/Software</text:span><text:span text:style-name="T27">: </text:span><text:span text:style-name="T25">Git, Bash, GDB, Figma, Chrome Devtools, Postman, Inkscape, Windows, Linux, Apache, Microsoft Office products, Adobe products, Unity, Blender, Anchor CMS, Eagle, KiCAD, Autodesk products, Google Sketchu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in" fo:border="none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0.0799in" fo:text-align="start" style:justify-single-word="false"/>
      <style:text-properties fo:font-weight="normal" officeooo:rsid="003da751" fo:background-color="transparen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5in" fo:margin-right="0.55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3:36:08.566773925</meta:creation-date>
    <meta:editing-duration>PT4H21M47S</meta:editing-duration>
    <meta:editing-cycles>98</meta:editing-cycles>
    <meta:generator>LibreOffice/5.1.6.2$Linux_X86_64 LibreOffice_project/10m0$Build-2</meta:generator>
    <dc:title>Resume</dc:title>
    <dc:date>2018-03-01T18:04:16.374602798</dc:date>
    <meta:document-statistic meta:table-count="0" meta:image-count="0" meta:object-count="0" meta:page-count="1" meta:paragraph-count="52" meta:word-count="445" meta:character-count="3026" meta:non-whitespace-character-count="2660"/>
    <meta:template xlink:type="simple" xlink:actuate="onRequest" xlink:title="Resume" xlink:href="../../../../usr/lib/libreoffice/share/template/common/personal/Resume1page.ott" meta:date="2016-11-23T13:36:08.303093534"/>
  </office:meta>
</office:document-meta>
</file>